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PONTE ENCALADA INGRID GIANEL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R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PONTE ENCALADA INGRID GIANEL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MUSCOVY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4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1364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32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